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30-2014</text:span></text:span></text:p>
      <text:p text:style-name="P14">ACTA DE INICIO DE PROCEDIMIENTO</text:p>
      <text:p text:style-name="P15"/>
      <text:p text:style-name="P16"><text:span text:style-name="T17">Siendo las (hora),del día dieciocho (18) de Jun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RENA CAROLINA SALAS VÁSQUEZ</text:span><text:span text:style-name="T14"> </text:span><text:span text:style-name="T17">JEFE DE LA DIVISIÓN DE ADMINISTRACIóN Y TESORERIA,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30-2014</text:span><text:span text:style-name="T18"> </text:span><text:span text:style-name="T17">para la adquisición de </text:span><text:span text:style-name="T19">- 100 SERVICIO DE REVISIÓN DE VEHÍCUL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0 SERVICIO DE REVISIÓN DE VEHÍCUL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0 SERVICIO DE REVISIÓN DE VEHÍCUL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RENA CAROLINA SALAS VÁSQUEZ</text:p>
            <text:p text:style-name="P10">JEFE DE LA DIVISIÓN DE ADMINISTRACIóN Y TESORERIA</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